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25f91e" officeooo:paragraph-rsid="0025f91e" style:font-size-asian="17.5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797df" officeooo:paragraph-rsid="002797df" style:font-size-asian="17.5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0pt" officeooo:rsid="002a43d5" officeooo:paragraph-rsid="002a43d5" style:font-size-asian="17.5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officeooo:rsid="0025f91e" officeooo:paragraph-rsid="0025f91e" style:font-size-asian="13.1000003814697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officeooo:rsid="0026fa5b" officeooo:paragraph-rsid="0026fa5b" style:font-size-asian="13.1000003814697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officeooo:rsid="002797df" officeooo:paragraph-rsid="002797df" style:font-size-asian="13.1000003814697pt" style:font-size-complex="15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officeooo:rsid="00293551" officeooo:paragraph-rsid="00293551" style:font-size-asian="13.1000003814697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2285279207" text:style-name="L1">
        <text:list-item>
          <text:p text:style-name="P3"><text:span text:style-name="T1">15.04.23</text:span> <text:s/>na ten dzień działa:</text:p>
          <text:list>
            <text:list-header>
              <text:p text:style-name="P10">Komunikacja przez port szeregowy</text:p>
              <text:p text:style-name="P10">skonstruowane jest główne okno aplikacji.</text:p>
            </text:list-header>
            <text:list-item>
              <text:p text:style-name="P11">Stworzono działające rysowanie silosów, </text:p>
            </text:list-item>
            <text:list-item>
              <text:p text:style-name="P11">Dopracować wymiary i napisać wyświetlanie się parametrów.</text:p>
            </text:list-item>
          </text:list>
        </text:list-item>
        <text:list-item>
          <text:p text:style-name="P6">16.04 </text:p>
          <text:list>
            <text:list-item>
              <text:p text:style-name="P17">Planowanie wyglądu alarmów i projektowanie ikonek. </text:p>
            </text:list-item>
            <text:list-item>
              <text:p text:style-name="P17">Dodanie resourses w pliku pro i skonfigorwowanie proawidłowej ścieżki dla kompilaotra.</text:p>
            </text:list-item>
          </text:list>
        </text:list-item>
        <text:list-item>
          <text:p text:style-name="P5">21.04 </text:p>
          <text:list>
            <text:list-item>
              <text:p text:style-name="P18">Przepisanie dokmunetnacji do plików cpp</text:p>
            </text:list-item>
            <text:list-item>
              <text:p text:style-name="P19">uporządkowanie wyswieltania się ikonek w sekcji alarmy all_param</text:p>
            </text:list-item>
            <text:list-item>
              <text:p text:style-name="P20">przeniesienie rysowania <text:span text:style-name="T2">obrysu</text:span> silosa do klasy Silos_position</text:p>
            </text:list-item>
            <text:list-item>
              <text:p text:style-name="P21">Zaimplementowanie metod do rysowania wypelniani<text:span text:style-name="T3">a (silosy na pierwszej karice)</text:span></text:p>
            </text:list-item>
            <text:list-item>
              <text:p text:style-name="P19">Stworzenie nowej klasy All_param_draw</text:p>
              <text:list>
                <text:list-item>
                  <text:p text:style-name="P19">rysuje w niej wypełnienie </text:p>
                </text:list-item>
                <text:list-item>
                  <text:p text:style-name="P19">„wąsy”</text:p>
                </text:list-item>
                <text:list-item>
                  <text:p text:style-name="P19">ikonki temp i wilgotnosci</text:p>
                </text:list-item>
                <text:list-item>
                  <text:p text:style-name="P19">wartosci temp i wigotonsic</text:p>
                </text:list-item>
              </text:list>
            </text:list-item>
            <text:list-item>
              <text:p text:style-name="P22">Trzeba dopracować system przekazywania wartosći (wypełnienie w procentach , temperatury i wilgotności) bo metoda do rysowania jest virtulana i nie da się do niej przekazac tych parametrów. Jak na razie są na sztywno do testowania.</text:p>
            </text:list-item>
          </text:list>
        </text:list-item>
        <text:list-item>
          <text:p text:style-name="P7">27.04</text:p>
          <text:list>
            <text:list-item>
              <text:p text:style-name="P12">Stworzenie slotu w all param silos 1</text:p>
            </text:list-item>
            <text:list-item>
              <text:p text:style-name="P12">stworzenei klasy data, która przechwyje dane z portu szeregowego. Jest też argumetem dla klasy Main_window, aby przekazac tam te dane </text:p>
            </text:list-item>
            <text:list-item>
              <text:p text:style-name="P13">Uruchomienie w nowym wątku odczytywania danych z portu szeregowego. </text:p>
            </text:list-item>
            <text:list-item>
              <text:p text:style-name="P13">Rekonstrukcja klasy Main_window tak aby jako argument przybierala również wskaźnik na objekt typu Data</text:p>
            </text:list-item>
            <text:list-item>
              <text:p text:style-name="P13">napisanie slotu aktualizującego dane w Main_window</text:p>
            </text:list-item>
            <text:list-item>
              <text:p text:style-name="P13">połaczenie go z sugnałem z timera </text:p>
            </text:list-item>
            <text:list-item>
              <text:p text:style-name="P13">NIE DZIAŁA</text:p>
            </text:list-item>
          </text:list>
        </text:list-item>
        <text:list-item>
          <text:p text:style-name="P8">28.04. </text:p>
          <text:list>
            <text:list-item>
              <text:p text:style-name="P14"><text:soft-page-break/>Naprawiono wyświetlanie parametórw na pierwszym silosie w zakładce all param, zamiast akutalizować bufor był on stale powioększnay.</text:p>
            </text:list-item>
            <text:list-item>
              <text:p text:style-name="P15">Porządki w kodzie.</text:p>
            </text:list-item>
          </text:list>
        </text:list-item>
        <text:list-item>
          <text:p text:style-name="P9">04.05</text:p>
          <text:list>
            <text:list-item>
              <text:p text:style-name="P16">Ujednolicenie klas cusomowych (wcześniej na 2 silosy były 2 klasy customowe co było bez sensu bo były <text:s/>takie same).</text:p>
            </text:list-item>
            <text:list-item>
              <text:p text:style-name="P16">Stworzenie klasy Temp_draw i Temp_silos. Pierwsza odpowiada za dostarczenie metod rysujących gradiet, druga odpowiada za przeciązenie painEvent.</text:p>
            </text:list-item>
            <text:list-item>
              <text:p text:style-name="P16">Utworzenie klasy State_of_alrams, przechowywującej info o wartościach alarmów.</text:p>
            </text:list-item>
            <text:list-item>
              <text:p text:style-name="P16">Jak przekazywać te alarmy między widgetami silosów?</text:p>
            </text:list-item>
            <text:list-item>
              <text:p text:style-name="P16">Co powinien zawierać customowy widget przedstawiający sekcje alarmów na każdej zakładce?</text:p>
            </text:list-item>
            <text:list-item>
              <text:p text:style-name="P16">Zaprojektowanie okienka do ustawień alarmów temperatury.</text:p>
            </text:list-item>
            <text:list-item>
              <text:p text:style-name="P16">Gdzie je tworzyć ? Customowy widget od alarmów? Trzeba to przemyśleć.</text:p>
              <text:list>
                <text:list-header>
                  <text:p text:style-name="P19"/>
                </text:list-header>
              </text:list>
            </text:list-item>
          </text:list>
        </text:list-item>
      </text:list>
      <text:p text:style-name="P2"/>
      <text:p text:style-name="P2"/>
      <text:list xml:id="list1333634858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5-04T00:17:14.165899400</dc:date>
    <meta:editing-duration>PT2H19M1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331" meta:character-count="2236" meta:non-whitespace-character-count="1969"/>
  </office:meta>
</office:document-meta>
</file>